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weight="bold" officeooo:rsid="000057ef" officeooo:paragraph-rsid="000057ef" style:font-weight-asian="bold" style:font-weight-complex="bold"/>
    </style:style>
    <style:style style:name="P2" style:family="paragraph" style:parent-style-name="Standard" style:list-style-name="L1">
      <style:text-properties fo:font-weight="bold" officeooo:rsid="000057ef" officeooo:paragraph-rsid="000057ef" style:font-weight-asian="bold" style:font-weight-complex="bold"/>
    </style:style>
    <style:style style:name="P3" style:family="paragraph" style:parent-style-name="Standard" style:list-style-name="L6">
      <style:text-properties fo:font-weight="bold" officeooo:rsid="000057ef" officeooo:paragraph-rsid="000057ef" style:font-weight-asian="bold" style:font-weight-complex="bold"/>
    </style:style>
    <style:style style:name="P4" style:family="paragraph" style:parent-style-name="Standard" style:list-style-name="L7">
      <style:text-properties fo:font-weight="bold" officeooo:rsid="000057ef" officeooo:paragraph-rsid="000057ef" style:font-weight-asian="bold" style:font-weight-complex="bold"/>
    </style:style>
    <style:style style:name="P5" style:family="paragraph" style:parent-style-name="Standard" style:list-style-name="L8">
      <style:text-properties fo:font-weight="bold" officeooo:rsid="0001dfa3" officeooo:paragraph-rsid="0001dfa3" style:font-weight-asian="bold" style:font-weight-complex="bold"/>
    </style:style>
    <style:style style:name="P6" style:family="paragraph" style:parent-style-name="Standard">
      <style:text-properties officeooo:rsid="000057ef" officeooo:paragraph-rsid="000057ef"/>
    </style:style>
    <style:style style:name="P7" style:family="paragraph" style:parent-style-name="Standard" style:list-style-name="L6">
      <style:text-properties officeooo:rsid="000057ef" officeooo:paragraph-rsid="000057ef"/>
    </style:style>
    <style:style style:name="P8" style:family="paragraph" style:parent-style-name="Standard">
      <style:text-properties officeooo:paragraph-rsid="000057ef"/>
    </style:style>
    <style:style style:name="P9" style:family="paragraph" style:parent-style-name="Standard" style:list-style-name="L5">
      <style:text-properties fo:font-weight="normal" officeooo:rsid="000057ef" officeooo:paragraph-rsid="000057ef" style:font-weight-asian="normal" style:font-weight-complex="normal"/>
    </style:style>
    <style:style style:name="P10" style:family="paragraph" style:parent-style-name="Standard" style:list-style-name="L6">
      <style:text-properties officeooo:paragraph-rsid="000057ef"/>
    </style:style>
    <style:style style:name="P11" style:family="paragraph" style:parent-style-name="Standard" style:list-style-name="L8">
      <style:text-properties officeooo:paragraph-rsid="0001dfa3"/>
    </style:style>
    <style:style style:name="P12" style:family="paragraph" style:parent-style-name="Standard" style:list-style-name="L9">
      <style:text-properties officeooo:paragraph-rsid="000057ef"/>
    </style:style>
    <style:style style:name="P13" style:family="paragraph" style:parent-style-name="Standard" style:list-style-name="L10">
      <style:text-properties officeooo:paragraph-rsid="000057ef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057ef" style:font-weight-asian="normal" style:font-weight-complex="normal"/>
    </style:style>
    <style:style style:name="T3" style:family="text">
      <style:text-properties fo:font-weight="normal" officeooo:rsid="0001dfa3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057ef" style:font-weight-asian="bold" style:font-weight-complex="bold"/>
    </style:style>
    <style:style style:name="T6" style:family="text">
      <style:text-properties fo:font-weight="bold" officeooo:rsid="0001dfa3" style:font-weight-asian="bold" style:font-weight-complex="bold"/>
    </style:style>
    <style:style style:name="T7" style:family="text">
      <style:text-properties officeooo:rsid="0001dfa3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) Identificar o problema(público alvo) que o app resolve</text:p>
      <text:list text:style-name="L9">
        <text:list-item>
          <text:p text:style-name="P12"><text:span text:style-name="T2">Donos de empresa que buscam uma forma de gerenciar seus horários.</text:span></text:p>
        </text:list-item>
        <text:list-item>
          <text:p text:style-name="P12"><text:span text:style-name="T2">Pessoas que buscam marcar um determinado serviço</text:span></text:p>
        </text:list-item>
      </text:list>
      <text:p text:style-name="P1"/>
      <text:p text:style-name="P1">II) Apps similar</text:p>
      <text:list text:style-name="L10">
        <text:list-item>
          <text:p text:style-name="P13"><text:span text:style-name="T2">Inbarber app: aplicativo de gerenciamento de serviços e agendamentos.</text:span></text:p>
        </text:list-item>
      </text:list>
      <text:p text:style-name="P1"/>
      <text:p text:style-name="P1">III)Requisitos</text:p>
      <text:p text:style-name="P1">Funcionais:</text:p>
      <text:list text:style-name="L7">
        <text:list-item>
          <text:p text:style-name="P4"><text:span text:style-name="T1">Sistema de gerenciamento de clientes, serviços, horarios, agendamentos.</text:span></text:p>
        </text:list-item>
      </text:list>
      <text:list text:style-name="L1">
        <text:list-item>
          <text:p text:style-name="P2"><text:span text:style-name="T1">Pagina de agendamento de serviço para o cliente</text:span></text:p>
        </text:list-item>
        <text:list-item>
          <text:p text:style-name="P2"><text:span text:style-name="T1">Envio de notificação para o e-mail do cliente</text:span></text:p>
        </text:list-item>
      </text:list>
      <text:p text:style-name="P8"><text:span text:style-name="T5"/></text:p>
      <text:p text:style-name="P6"><text:span text:style-name="T4">Não Funcionais:</text:span></text:p>
      <text:list text:style-name="L5">
        <text:list-item>
          <text:p text:style-name="P9">Para o cliente não será necessário o cadastro de uma senha, somente o e-mail ou número de telefone que será notificado.</text:p>
        </text:list-item>
      </text:list>
      <text:p text:style-name="P1">IV) Como você planeja organizar o desenvolvimento do projeto? (Metodologia ágil)</text:p>
      <text:list text:style-name="L6">
        <text:list-item>
          <text:p text:style-name="P10"><text:span text:style-name="T2">Em nosso aplicação utilizaremos a combinação de frameworks Scrum e Kanban.</text:span></text:p>
        </text:list-item>
        <text:list-item>
          <text:p text:style-name="P7"><text:span text:style-name="T4">Sprints de 7 dias: </text:span><text:span text:style-name="T1">O desenvolvimento será organizado em ciclos curtos de 7 dias, cada sprint começará com uma reunião de planejamento para definir as tarefas a serem realizadas.</text:span></text:p>
        </text:list-item>
        <text:list-item>
          <text:p text:style-name="P3">Quadro Kanban: <text:span text:style-name="T1">utilizaremos um quadro Kanbam para gerenciar o fluxo de trabalho. As tarefas serão organizadas em colunas com “A fazer”, “Em progresso”, “Em revisão”, “Concluído”.</text:span></text:p>
        </text:list-item>
      </text:list>
      <text:p text:style-name="P1"/>
      <text:p text:style-name="P1">V) Como você <text:span text:style-name="T7">planeja</text:span> colher o feedback do stakeholder?</text:p>
      <text:list text:style-name="L8">
        <text:list-item>
          <text:p text:style-name="P11"><text:span text:style-name="T6">Demostrações do produto(Sprint Review): </text:span><text:span text:style-name="T3">Durante a Sprint Review, o stakeholder poderá testar as novas funcionalidades.</text:span></text:p>
        </text:list-item>
        <text:list-item>
          <text:p text:style-name="P5">Comunicação: <text:span text:style-name="T1">Utilizaremos ferramentas como e-mail ou Microsoft Teams para manter o contato direto com o stakeholder.</text:span></text:p>
        </text:list-item>
        <text:list-item>
          <text:p text:style-name="P5">Testes de Aceitação: <text:span text:style-name="T1">Sempre que possível, envolveremos o stakeholder nos testes de aceitação. Isso garantirá que o produto atenda às suas expectativas antes da implementação final. 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3T19:30:03.173739551</meta:creation-date>
    <dc:date>2025-03-13T20:33:19.402705022</dc:date>
    <meta:editing-duration>PT1H3M17S</meta:editing-duration>
    <meta:editing-cycles>2</meta:editing-cycles>
    <meta:generator>LibreOffice/7.5.9.2$Linux_X86_64 LibreOffice_project/50$Build-2</meta:generator>
    <meta:document-statistic meta:table-count="0" meta:image-count="0" meta:object-count="0" meta:page-count="1" meta:paragraph-count="20" meta:word-count="244" meta:character-count="1568" meta:non-whitespace-character-count="1356"/>
  </office:meta>
</office:document-meta>
</file>